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9556in" style:rel-column-width="9356*"/>
    </style:style>
    <style:style style:name="Table10.B" style:family="table-column">
      <style:table-column-properties style:column-width="1.8917in" style:rel-column-width="18522*"/>
    </style:style>
    <style:style style:name="Table10.C" style:family="table-column">
      <style:table-column-properties style:column-width="1.9646in" style:rel-column-width="19236*"/>
    </style:style>
    <style:style style:name="Table10.D" style:family="table-column">
      <style:table-column-properties style:column-width="1.0417in" style:rel-column-width="10199*"/>
    </style:style>
    <style:style style:name="Table10.E" style:family="table-column">
      <style:table-column-properties style:column-width="0.3764in" style:rel-column-width="3685*"/>
    </style:style>
    <style:style style:name="Table10.F" style:family="table-column">
      <style:table-column-properties style:column-width="0.2486in" style:rel-column-width="2434*"/>
    </style:style>
    <style:style style:name="Table10.G" style:family="table-column">
      <style:table-column-properties style:column-width="0.2146in" style:rel-column-width="2103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G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Echi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ECHINACEA ANGUSTIFOLIA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Blood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Circulati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Gum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Lymphatic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Left sid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Eat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Injury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Operation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Rest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Weak, tired and achy. </text:p>
      <text:p text:style-name="Primary">Slow speech, gait, replies, etc. </text:p>
      <text:p text:style-name="Primary">Weakness, in stomach; in bowels; of heart; in knees; with vertigo. </text:p>
      <text:p text:style-name="Primary">Sepsis. </text:p>
      <text:p text:style-name="Primary">Lymphangitis. </text:p>
      <text:p text:style-name="Primary">Rheumatism. </text:p>
      <text:p text:style-name="Primary"/>
      <text:p text:style-name="Secondary">Depressed or cross and out of sorts. </text:p>
      <text:p text:style-name="Secondary">Can't exert mind. </text:p>
      <text:p text:style-name="Secondary">Sharp pain deep in brain; it seems too large. </text:p>
      <text:p text:style-name="Secondary">Throbbing through temples. </text:p>
      <text:p text:style-name="Secondary">Hot, burning forehead. </text:p>
      <text:p text:style-name="Secondary">Twitching brows. </text:p>
      <text:p text:style-name="Secondary">Bluish face. </text:p>
      <text:p text:style-name="Secondary">Teeth sensitive to drafts of air. </text:p>
      <text:p text:style-name="Secondary">Mucus, frothy in mouth; hawks from throat. </text:p>
      <text:p text:style-name="Secondary">Tongue numb. </text:p>
      <text:p text:style-name="Secondary">Peppery taste. </text:p>
      <text:p text:style-name="Secondary">Aphthæ. </text:p>
      <text:p text:style-name="Secondary">Nauseated and chilly. </text:p>
      <text:p text:style-name="Secondary">Sour, bloody vomitus; like coffee grounds. </text:p>
      <text:p text:style-name="Secondary">As of a load in posterior liver. </text:p>
      <text:p text:style-name="Secondary">Blood follows stool. </text:p>
      <text:p text:style-name="Secondary">Seminal emissions. </text:p>
      <text:p text:style-name="Secondary">As of a lump under sternum. </text:p>
      <text:p text:style-name="Secondary">Burning under l. </text:p>
      <text:p text:style-name="Secondary">scapula. </text:p>
      <text:p text:style-name="Secondary">Hands, numb alternately or restless; on awaking. </text:p>
      <text:p text:style-name="Secondary">Dreams of difficulties; laborious or quarrelsome. </text:p>
      <text:p text:style-name="Secondary">Irregular chills, heats and sweats. </text:p>
      <text:p text:style-name="Secondary">Chill in l. </text:p>
      <text:p text:style-name="Secondary"><text:soft-page-break/>occiput. </text:p>
      <text:p text:style-name="Secondary">Sweat on upper parts; on forehead. </text:p>
      <text:p text:style-name="Secondary">Increasing, but variable pulse. </text:p>
      <text:p text:style-name="SK-MM-Remedy-Reference">Related: Arn. Pyro. Rhus-t.</text:p>
      <text:p text:style-name="Standard"/>
      <text:p text:style-name="SK-MM-Rem-Short">Elap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ELAPS CORALLINUS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Blood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Nose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Ear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Throa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Right side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Approach of storm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Colddrink or food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Dampnes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Nigh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In room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Black discharges; hæmorrhages, etc. </text:p>
      <text:p text:style-name="Primary">Internal coldness; in chest; &lt; drinking. </text:p>
      <text:p text:style-name="Primary">Adynamic sepsis. </text:p>
      <text:p text:style-name="Primary">Oscillatory motions. </text:p>
      <text:p text:style-name="Primary">Twisting spasm, then paralysis; œsophageal. </text:p>
      <text:p text:style-name="Primary">Right side feels paralyzed, weak or insensible. </text:p>
      <text:p text:style-name="Primary">Wrinkled mucous membranes (Ars.). </text:p>
      <text:p text:style-name="Primary"/>
      <text:p text:style-name="Secondary">Fear causes chattering teeth and trembling. </text:p>
      <text:p text:style-name="Secondary">Fears rain. </text:p>
      <text:p text:style-name="Secondary">Black rings before l. </text:p>
      <text:p text:style-name="Secondary">eye. </text:p>
      <text:p text:style-name="Secondary">Deafness; at night. </text:p>
      <text:p text:style-name="Secondary">Stuffed feeling in naso-pharynx. </text:p>
      <text:p text:style-name="Secondary">Green-yellow crusts in nose. </text:p>
      <text:p text:style-name="Secondary">Ozœna. </text:p>
      <text:p text:style-name="Secondary">Nosebleed. </text:p>
      <text:p text:style-name="Secondary">Red spots on face. </text:p>
      <text:p text:style-name="Secondary">Drinks feel like ice in stomach. </text:p>
      <text:p text:style-name="Secondary">Stools of black, frothy blood. </text:p>
      <text:p text:style-name="Secondary">Air hunger. </text:p>
      <text:p text:style-name="Secondary">Painful cough. </text:p>
      <text:p text:style-name="Secondary">Pain at apex of r. </text:p>
      <text:p text:style-name="Secondary">lung. </text:p>
      <text:p text:style-name="Secondary">Weak arms. </text:p>
      <text:p text:style-name="Secondary"><text:soft-page-break/>Peeling palms and fingertips. </text:p>
      <text:p text:style-name="Secondary">Rushes of blood to head. </text:p>
      <text:p text:style-name="Secondary">Icy cold feet. </text:p>
      <text:p text:style-name="Secondary">General cold sweat. </text:p>
      <text:p text:style-name="SK-MM-Remedy-Reference">Antidote: Cedron. Related: Crot-h. Helod.</text:p>
      <text:p text:style-name="Standard"/>
      <text:p text:style-name="SK-MM-Rem-Short">Epip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EPIPHEGUS VIRGINIANA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Nerv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Stomach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Liver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Fatiguenervousof shopp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Eyestrai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Sleep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Ign. Iris.</text:p>
      <text:p text:style-name="Standard"/>
      <text:p text:style-name="SK-MM-Rem-Short">Equi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EQUISETUM HIEMALE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GENITO-URINARY TRAC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At close of urinatio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Pressure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Complementary: Sil. Related: Canth.</text:p>
      <text:p text:style-name="Standard"/>
      <text:p text:style-name="SK-MM-Rem-Short">Erig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ERIGERON CANADENSIS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Genito-urinary tract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Joint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Rainy weather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Hæmorrhage; bright, gushing; vomits and purges pure blood. </text:p>
      <text:p text:style-name="Primary">Congestion. </text:p>
      <text:p text:style-name="Primary"><text:soft-page-break/>Smarting-burning. </text:p>
      <text:p text:style-name="Primary">Hard aching. </text:p>
      <text:p text:style-name="Primary"/>
      <text:p text:style-name="Secondary">Burning in stomach and abdomen (Ars.). </text:p>
      <text:p text:style-name="Secondary">Tympanites. </text:p>
      <text:p text:style-name="Secondary">Anus seems torn. </text:p>
      <text:p text:style-name="Secondary">Vesico-rectal tenesmus (Canth. </text:p>
      <text:p text:style-name="Secondary">Merc-c.). </text:p>
      <text:p text:style-name="Secondary">Aching in bladder. </text:p>
      <text:p text:style-name="Secondary">Retained urine. </text:p>
      <text:p text:style-name="Secondary">Dysuria. </text:p>
      <text:p text:style-name="Secondary">Sticky sweat on genitals. </text:p>
      <text:p text:style-name="Secondary">Ecchymoses. </text:p>
      <text:p text:style-name="SK-MM-Remedy-Reference">Related: Canth. Terb.</text:p>
      <text:p text:style-name="Standard"/>
      <text:p text:style-name="SK-MM-Rem-Short">Eucal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EUCALYPTUS GLOBULUS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Mucous membran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Blood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Muscl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Respiratio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Periodically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Nigh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Aching, stiff and weary, as from taking cold. </text:p>
      <text:p text:style-name="Primary">Grippe. </text:p>
      <text:p text:style-name="Primary">Malaria. </text:p>
      <text:p text:style-name="Primary">Migraine. </text:p>
      <text:p text:style-name="Primary">Sticking, jerking pain at night. </text:p>
      <text:p text:style-name="Primary">Profuse catarrhal discharges; acrid; foul. </text:p>
      <text:p text:style-name="Primary">Rheumatic-hydrogenoid constitution. </text:p>
      <text:p text:style-name="Primary">Exhausted, toxæmic and hæmorrhagic. </text:p>
      <text:p text:style-name="Primary"/>
      <text:p text:style-name="Secondary">Mental exhilaration. </text:p>
      <text:p text:style-name="Secondary">Burning eyes. </text:p>
      <text:p text:style-name="Secondary">Tinnitus. </text:p>
      <text:p text:style-name="Secondary">Tension across nose. </text:p>
      <text:p text:style-name="Secondary">Watery coryza. </text:p>
      <text:p text:style-name="Secondary">Pasty tongue. </text:p>
      <text:p text:style-name="Secondary">Throbbing in stomach. </text:p>
      <text:p text:style-name="Secondary">Weight in bowels. </text:p>
      <text:p text:style-name="Secondary">Slow digestion, with putrid gas. </text:p>
      <text:p text:style-name="Secondary">Diarrhœa; dysenteric; typhoid. </text:p>
      <text:p text:style-name="Secondary">Diuresis. </text:p>
      <text:p text:style-name="Secondary">Cough of influenza. </text:p>
      <text:p text:style-name="Secondary"><text:soft-page-break/>Bronchial asthma. </text:p>
      <text:p text:style-name="Secondary">Bronchorrhœa; senile. </text:p>
      <text:p text:style-name="Secondary">Limbs prickle, then ache. </text:p>
      <text:p text:style-name="Secondary">Chill, then nausea and vomiting. </text:p>
      <text:p text:style-name="Secondary">Fever with aching. </text:p>
      <text:p text:style-name="Secondary">Vertigo in all stages. </text:p>
      <text:p text:style-name="Secondary">Old malarias. </text:p>
      <text:p text:style-name="SK-MM-Remedy-Reference">Related: Chin. Dul. Echin.</text:p>
      <text:p text:style-name="Standard"/>
      <text:p text:style-name="SK-MM-Rem-Short">Eup-p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EUPATORIUM PERFOLIATUM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<text:span text:style-name="Strong_20_Emphasis">BONES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Stomach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Liver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Occiput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Bronchiæ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<text:span text:style-name="Emphasis">Muscles</text:span></text:p>
          </table:table-cell>
          <table:table-cell table:style-name="Table6.A2" office:value-type="string">
            <text:p text:style-name="SK-MM-L2">Chest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Back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Limbs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<text:span text:style-name="Strong_20_Emphasis">COLD AIR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Mo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PERIODICALLY</text:p>
          </table:table-cell>
          <table:table-cell table:style-name="Table6.A2" office:value-type="string">
            <text:p text:style-name="SK-MM-L2">7-9 A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Strong_20_Emphasis">M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3rd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or 7th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day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Lying on part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Cough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Smell or sight of food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Vomiting bil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Sweat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Lying on fac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VIOLENT, ACHING, </text:span>BONE-BREAKING PAINS (Coccl. Pyro. Rut.). </text:p>
      <text:p text:style-name="Primary"><text:soft-page-break/>Bruised, sore ache, &lt; back. </text:p>
      <text:p text:style-name="Primary">Restless, chilly and nauseated. </text:p>
      <text:p text:style-name="Primary">Colds. </text:p>
      <text:p text:style-name="Primary">Grippe; and catarrhal sequelæ. </text:p>
      <text:p text:style-name="Primary">Bilious effects; yellow eyes, face, vomit, etc. </text:p>
      <text:p text:style-name="Primary">Weakness. </text:p>
      <text:p text:style-name="Primary"/>
      <text:p text:style-name="Secondary">Vertigo; sways to left; &lt; lying on r. </text:p>
      <text:p text:style-name="Secondary">side; &gt; vomiting. </text:p>
      <text:p text:style-name="Secondary">Sore throbbing head pains, &lt; occiput; alternating with gouty pains. </text:p>
      <text:p text:style-name="Secondary">Sensation as of a metal cap on head. </text:p>
      <text:p text:style-name="Secondary">Migraine. </text:p>
      <text:p text:style-name="Secondary">Vomits bile at height of head pains, then &gt;. </text:p>
      <text:p text:style-name="Secondary">Sore aching eye-balls. </text:p>
      <text:p text:style-name="Secondary">Sneezing. </text:p>
      <text:p text:style-name="Secondary">Thirst, but drinks excite bitter vomiting or chill. </text:p>
      <text:p text:style-name="Secondary">Whitish stools. </text:p>
      <text:p text:style-name="Secondary">Urine now profuse, now scanty. </text:p>
      <text:p text:style-name="Secondary">Hoarse in A.M. </text:p>
      <text:p text:style-name="Secondary">Painful cough, from a laryngeal tickle; it hurts head; must hold chest. </text:p>
      <text:p text:style-name="Secondary">Raw, hot, sore chest and bronchi. </text:p>
      <text:p text:style-name="Secondary">Intense backache; as if beaten; ascending. </text:p>
      <text:p text:style-name="Secondary">Aching lower limbs. </text:p>
      <text:p text:style-name="Secondary">Bruised pain in calves. </text:p>
      <text:p text:style-name="Secondary">Dropsy of legs. </text:p>
      <text:p text:style-name="Secondary">Painful gouty nodes. </text:p>
      <text:p text:style-name="Secondary">Thirst or nausea, then violent shaking chill; begins in small of back. </text:p>
      <text:p text:style-name="Secondary">Bitter vomiting, after chill or during heat. </text:p>
      <text:p text:style-name="Secondary">Burning heat. </text:p>
      <text:p text:style-name="Secondary">Scanty sweat. </text:p>
      <text:p text:style-name="Secondary">Malaria. </text:p>
      <text:p text:style-name="Secondary">Catarrhal fevers. </text:p>
      <text:p text:style-name="SK-MM-Remedy-Reference">Complementary: Nat-m. Sep. Related: Bry. Nux-v.</text:p>
      <text:p text:style-name="Standard"/>
      <text:p text:style-name="SK-MM-Rem-Short">Eup-pur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EUPATORIUM PURPUREUM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Mucous membran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Bon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Ski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Teeth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Sitt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Res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Beginning mo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Mercury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soft-page-break/><text:line-break/></text:p>
      <text:p text:style-name="SK-MM-Remedy-Reference">Related: Nit-ac. Sul.</text:p>
      <text:p text:style-name="Standard"/>
      <text:p text:style-name="SK-MM-Rem-Short">Euphor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EUPHORBIUM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Mucous membrane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Bone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Ski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Teeth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Sitt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Rest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Beginning motio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Mercury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Internal burning; in bones at night. </text:p>
      <text:p text:style-name="Primary">Caries. </text:p>
      <text:p text:style-name="Primary">Much secretion, with a sense of dryness. </text:p>
      <text:p text:style-name="Primary">Paralytic weakness; in joints. </text:p>
      <text:p text:style-name="Primary">Slow inflammation. </text:p>
      <text:p text:style-name="Primary"/>
      <text:p text:style-name="Secondary">Much abortive sneezing. </text:p>
      <text:p text:style-name="Secondary">Coryza, with swelling. </text:p>
      <text:p text:style-name="Secondary">Ozœna; acrid. </text:p>
      <text:p text:style-name="Secondary">Mouth feels coated with rancid grease (Iris.). </text:p>
      <text:p text:style-name="Secondary">Brittle, crumbling teeth. </text:p>
      <text:p text:style-name="Secondary">Stitches from epigastium into sides of chest on coughing. </text:p>
      <text:p text:style-name="Secondary">Erysipelas; bullosum; right side, of mucous membranes. </text:p>
      <text:p text:style-name="Secondary">High fever. </text:p>
      <text:p text:style-name="SK-MM-Remedy-Reference">Related: Nit-ac. Sul.</text:p>
      <text:p text:style-name="Standard"/>
      <text:p text:style-name="SK-MM-Rem-Short">Euphr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EUPHRASIA OFFICINALIS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MUCOUS MEMBRANES</text:p>
          </table:table-cell>
          <table:table-cell table:style-name="Table9.A2" office:value-type="string">
            <text:p text:style-name="SK-MM-L2"><text:span text:style-name="Strong_20_Emphasis">EYES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Nose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Chest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<text:span text:style-name="Strong_20_Emphasis">SUNLIGHT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Strong_20_Emphasis">WIND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ext:soft-page-break/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Warmth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Room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Even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>Better</text:p>
          </table:table-cell>
          <table:table-cell table:style-name="Table9.A2" office:value-type="string">
            <text:p text:style-name="SK-MM-L1">Open air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Wink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Wiping eye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Free, acrid, watery secretions. </text:p>
      <text:p text:style-name="Primary">Acute catarrhs. </text:p>
      <text:p text:style-name="Primary">Acrid pus. </text:p>
      <text:p text:style-name="Primary"/>
      <text:p text:style-name="Secondary"><text:span text:style-name="Strong_20_Emphasis">WATERY EYES; </text:span>swimming in tears; as of a hair before them, wants to wipe them. </text:p>
      <text:p text:style-name="Secondary"><text:span text:style-name="Strong_20_Emphasis">ABUNDANT, ACRID OR HOT, SMARTING TEARS, </text:span>with bland coryza; &lt; open air, lying or coughing (Chel.); leaving a varnish-like mark. </text:p>
      <text:p text:style-name="Secondary">Photophobia; with spasm of lids. </text:p>
      <text:p text:style-name="Secondary">Pressive, cutting eye-pains. </text:p>
      <text:p text:style-name="Secondary">Sticky eye-gum. </text:p>
      <text:p text:style-name="Secondary">Red, burning-itching tarsi. </text:p>
      <text:p text:style-name="Secondary">Violent injection. </text:p>
      <text:p text:style-name="Secondary">Conjunctivitis; of measles. </text:p>
      <text:p text:style-name="Secondary">Thick yellow or acrid discharge from eyes. </text:p>
      <text:p text:style-name="Secondary">Chemosis. </text:p>
      <text:p text:style-name="Secondary">Chronic sore eyes. </text:p>
      <text:p text:style-name="Secondary">Gushes of fluent coryza. </text:p>
      <text:p text:style-name="Secondary">Loose cough. </text:p>
      <text:p text:style-name="Secondary">Easy expectoration, in day time only, less on lying down at night; (reverse - Thu.). </text:p>
      <text:p text:style-name="SK-MM-Remedy-Reference">Related: Cepa.</text:p>
      <text:p text:style-name="Standard"/>
      <text:p text:style-name="SK-MM-Rem-Short">Euon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office:value-type="string">
            <text:p text:style-name="SK-MM-Rem">EVONYMUS EUROPÆUS</text:p>
          </table:table-cell>
          <table:table-cell table:style-name="Table10.A1" office:value-type="string">
            <text:p text:style-name="Standard">L1</text:p>
          </table:table-cell>
          <table:table-cell table:style-name="Table10.A1" office:value-type="string">
            <text:p text:style-name="Standard">L2</text:p>
          </table:table-cell>
          <table:table-cell table:style-name="Table10.A1" office:value-type="string">
            <text:p text:style-name="Standard">L3</text:p>
          </table:table-cell>
          <table:table-cell table:style-name="Table10.A1" office:value-type="string">
            <text:p text:style-name="Standard">fnote</text:p>
          </table:table-cell>
          <table:table-cell table:style-name="Table10.A1" office:value-type="string">
            <text:p text:style-name="Standard"/>
          </table:table-cell>
          <table:table-cell table:style-name="Table10.G1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>Region</text:p>
          </table:table-cell>
          <table:table-cell table:style-name="Table10.A2" office:value-type="string">
            <text:p text:style-name="SK-MM-L1">Liver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Kidneys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Left to right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>Worse</text:p>
          </table:table-cell>
          <table:table-cell table:style-name="Table10.A2" office:value-type="string">
            <text:p text:style-name="SK-MM-L1">Eating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</table:table>
      <text:p text:style-name="Standard"><text:line-break/></text:p>
      <text:p text:style-name="Primary">Crawling; &lt; back. </text:p>
      <text:p text:style-name="Primary"/>
      <text:p text:style-name="Secondary">Vertigo; in forehead; as if drawn up and pitched forward (Calc-c.). </text:p>
      <text:p text:style-name="Secondary">Pressure over brows; compressing eyes. </text:p>
      <text:p text:style-name="Secondary">Engorged liver. </text:p>
      <text:p text:style-name="Secondary">Gall-stones. </text:p>
      <text:p text:style-name="Secondary">Pain about navel. </text:p>
      <text:p text:style-name="Secondary">Profuse stools; varying or of several colors. </text:p>
      <text:p text:style-name="Secondary"><text:soft-page-break/>Albuminuria. </text:p>
      <text:p text:style-name="SK-MM-Remedy-Reference">Related: Rhe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05T23:44:22.24</dc:date>
    <meta:editing-duration>PT2M50S</meta:editing-duration>
    <meta:editing-cycles>2</meta:editing-cycles>
    <meta:document-statistic meta:table-count="11" meta:image-count="0" meta:object-count="0" meta:page-count="9" meta:paragraph-count="379" meta:word-count="952" meta:character-count="6242"/>
  </office:meta>
</office:document-meta>
</file>